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2" style:parent-style-name="Standard" style:family="paragraph">
      <style:text-properties fo:font-weight="bold" style:font-weight-asian="bold" fo:language="en" fo:country="US"/>
    </style:style>
    <style:style style:name="T3" style:parent-style-name="Absatz-Standardschriftart" style:family="text">
      <style:text-properties fo:font-weight="bold" style:font-weight-asian="bold" fo:language="en" fo:country="US"/>
    </style:style>
    <style:style style:name="T4" style:parent-style-name="Absatz-Standardschriftart" style:family="text">
      <style:text-properties fo:language="en" fo:country="US"/>
    </style:style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Standard" style:family="paragraph">
      <style:text-properties fo:font-weight="bold" style:font-weight-asian="bold"/>
    </style:style>
    <style:style style:name="T12" style:parent-style-name="Absatz-Standardschriftart" style:family="text">
      <style:text-properties fo:font-weight="bold" style:font-weight-asian="bold"/>
    </style:style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>
      <style:paragraph-properties fo:margin-bottom="0in"/>
    </style:style>
    <style:style style:name="T18" style:parent-style-name="Absatz-Standardschriftart" style:family="text">
      <style:text-properties fo:font-style="italic" style:font-style-asian="italic"/>
    </style:style>
    <style:style style:name="P19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0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1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2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23" style:parent-style-name="Standard" style:family="paragraph">
      <style:text-properties fo:font-weight="bold" style:font-weight-asian="bold"/>
    </style:style>
    <style:style style:name="P24" style:parent-style-name="Standard" style:family="paragraph">
      <style:text-properties fo:font-weight="bold" style:font-weight-asian="bold"/>
    </style:style>
    <style:style style:name="T25" style:parent-style-name="Absatz-Standardschriftart" style:family="text">
      <style:text-properties fo:font-weight="bold" style:font-weight-asian="bold"/>
    </style:style>
    <style:style style:name="P26" style:parent-style-name="Listenabsatz" style:list-style-name="LFO1" style:family="paragraph"/>
    <style:style style:name="P27" style:parent-style-name="Listenabsatz" style:list-style-name="LFO1" style:family="paragraph"/>
    <style:style style:name="P28" style:parent-style-name="Listenabsatz" style:list-style-name="LFO1" style:family="paragraph"/>
    <style:style style:name="P29" style:parent-style-name="Listenabsatz" style:list-style-name="LFO1" style:family="paragraph">
      <style:paragraph-properties fo:margin-bottom="0in"/>
    </style:style>
    <style:style style:name="T30" style:parent-style-name="Absatz-Standardschriftart" style:family="text">
      <style:text-properties fo:font-style="italic" style:font-style-asian="italic"/>
    </style:style>
    <style:style style:name="P31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2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3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4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5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T38" style:parent-style-name="Absatz-Standardschriftart" style:family="text">
      <style:text-properties fo:font-weight="bold" style:font-weight-asian="bold"/>
    </style:style>
    <style:style style:name="P39" style:parent-style-name="Listenabsatz" style:list-style-name="LFO1" style:family="paragraph"/>
    <style:style style:name="P40" style:parent-style-name="Listenabsatz" style:list-style-name="LFO1" style:family="paragraph"/>
    <style:style style:name="P41" style:parent-style-name="Listenabsatz" style:list-style-name="LFO1" style:family="paragraph"/>
    <style:style style:name="P42" style:parent-style-name="Listenabsatz" style:list-style-name="LFO1" style:family="paragraph">
      <style:paragraph-properties fo:margin-bottom="0in"/>
    </style:style>
    <style:style style:name="T43" style:parent-style-name="Absatz-Standardschriftart" style:family="text">
      <style:text-properties fo:font-style="italic" style:font-style-asian="italic" fo:language="en" fo:country="US"/>
    </style:style>
    <style:style style:name="P44" style:parent-style-name="Listenabsatz" style:list-style-name="LFO1" style:family="paragraph">
      <style:paragraph-properties fo:margin-bottom="0in"/>
      <style:text-properties fo:font-style="italic" style:font-style-asian="italic" fo:language="en" fo:country="US"/>
    </style:style>
    <style:style style:name="P45" style:parent-style-name="Listenabsatz" style:list-style-name="LFO1" style:family="paragraph">
      <style:paragraph-properties fo:margin-bottom="0in"/>
      <style:text-properties fo:font-style="italic" style:font-style-asian="italic" fo:language="en" fo:country="US"/>
    </style:style>
    <style:style style:name="P46" style:parent-style-name="Listenabsatz" style:list-style-name="LFO1" style:family="paragraph">
      <style:paragraph-properties fo:margin-bottom="0in"/>
    </style:style>
    <style:style style:name="T47" style:parent-style-name="Absatz-Standardschriftart" style:family="text">
      <style:text-properties fo:font-style="italic" style:font-style-asian="italic"/>
    </style:style>
    <style:style style:name="P48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49" style:parent-style-name="Listenabsatz" style:list-style-name="LFO1" style:family="paragraph">
      <style:paragraph-properties fo:margin-bottom="0in"/>
      <style:text-properties fo:font-style="italic" style:font-style-asian="italic"/>
    </style:style>
    <style:style style:name="P50" style:parent-style-name="Listenabsatz" style:family="paragraph">
      <style:paragraph-properties fo:margin-left="1.2333in">
        <style:tab-stops/>
      </style:paragraph-properties>
    </style:style>
    <style:style style:name="P51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Proband Nummer 1</text:p>
      <text:p text:style-name="P2">Task 1:</text:p>
      <text:p text:style-name="Standard"><text:span text:style-name="T3"><text:tab/></text:span><text:span text:style-name="T4">Notizen:</text:span></text:p>
      <text:list text:style-name="LFO1" text:continue-numbering="true">
        <text:list-item>
          <text:p text:style-name="P5">Welche ist die Power-Taste?, Tape In/StopEject/,Record probiert</text:p>
        </text:list-item>
        <text:list-item>
          <text:p text:style-name="P6">OK gefunden – das ist unlogisch als Power-Taste</text:p>
        </text:list-item>
        <text:list-item>
          <text:p text:style-name="P7">Danach zielstrebig ohne weitere<text:s/>Anmerkung gelöst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8">Operate</text:p>
        </text:list-item>
        <text:list-item>
          <text:p text:style-name="P9">Play</text:p>
        </text:list-item>
        <text:list-item>
          <text:p text:style-name="P10">Pause</text:p>
        </text:list-item>
      </text:list>
      <text:p text:style-name="P11">Task 2:</text:p>
      <text:p text:style-name="Standard"><text:span text:style-name="T12"><text:tab/></text:span>Notizen:</text:p>
      <text:list text:style-name="LFO1" text:continue-numbering="true">
        <text:list-item>
          <text:p text:style-name="P13">Starten des Gerätes wie zuvor</text:p>
        </text:list-item>
        <text:list-item>
          <text:p text:style-name="P14">Spulen gestartet</text:p>
        </text:list-item>
        <text:list-item>
          <text:p text:style-name="P15">Welche ist die Stop-Taste? Nach Probieren gefunden, Symbolik hier nicht verständlich/unlogisch</text:p>
        </text:list-item>
        <text:list-item>
          <text:p text:style-name="P16">Warum geht die Wiedergabe<text:s/>aus wenn ich das Vorspulen stoppe?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17"><text:span text:style-name="T18">Operate</text:span></text:p>
        </text:list-item>
        <text:list-item>
          <text:p text:style-name="P19">Play</text:p>
        </text:list-item>
        <text:list-item>
          <text:p text:style-name="P20">Forward</text:p>
        </text:list-item>
        <text:list-item>
          <text:p text:style-name="P21">Stop/Eject</text:p>
        </text:list-item>
        <text:list-item>
          <text:p text:style-name="P22">Play</text:p>
        </text:list-item>
      </text:list>
      <text:p text:style-name="P23"/>
      <text:p text:style-name="P24">Task 3:</text:p>
      <text:p text:style-name="Standard"><text:span text:style-name="T25"><text:tab/></text:span>Notizen:</text:p>
      <text:list text:style-name="LFO1" text:continue-numbering="true">
        <text:list-item>
          <text:p text:style-name="P26">Bis das Tape raus ist ohne weiteren Kommentar</text:p>
        </text:list-item>
        <text:list-item>
          <text:p text:style-name="P27">Wie Tape einschieben, wo geht das?<text:s/></text:p>
        </text:list-item>
        <text:list-item>
          <text:p text:style-name="P28">Nach Hinweis dass eine Taste existiert diese<text:s/>sofort gefunden, Symbolik hier aber auch unlogisch, nur durch Ausschlussverfahren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29"><text:span text:style-name="T30">Operate</text:span></text:p>
        </text:list-item>
        <text:list-item>
          <text:p text:style-name="P31">Play</text:p>
        </text:list-item>
        <text:list-item>
          <text:p text:style-name="P32">Stop/Eject</text:p>
        </text:list-item>
        <text:list-item>
          <text:p text:style-name="P33">Stop/Eject</text:p>
        </text:list-item>
        <text:list-item>
          <text:p text:style-name="P34">Tape In</text:p>
        </text:list-item>
        <text:list-item>
          <text:p text:style-name="P35">Play</text:p>
        </text:list-item>
      </text:list>
      <text:p text:style-name="P36"/>
      <text:p text:style-name="P37">Task 4:</text:p>
      <text:p text:style-name="Standard"><text:span text:style-name="T38"><text:tab/></text:span>Notizen:</text:p>
      <text:list text:style-name="LFO1" text:continue-numbering="true">
        <text:list-item>
          <text:p text:style-name="P39">Bis Aufnahmestart ohne größere Probleme</text:p>
        </text:list-item>
        <text:list-item>
          <text:p text:style-name="P40">Erneut Hinweis auf<text:s/>Unverständlichkeit der Stop/Eject Taste, Nutzung nur durch vorangegangenen Task verständlich</text:p>
        </text:list-item>
        <text:list-item>
          <text:p text:style-name="P41">Wie ausschalten? Wieder diese „ominöse“ OK-Taste?</text:p>
        </text:list-item>
      </text:list>
      <text:p text:style-name="Standard"><text:tab/>Finaler Lösungsweg des Probanden:</text:p>
      <text:list text:style-name="LFO1" text:continue-numbering="true">
        <text:list-item>
          <text:p text:style-name="P42"><text:span text:style-name="T43">Operate</text:span></text:p>
        </text:list-item>
        <text:list-item>
          <text:p text:style-name="P44">Stop/Eject</text:p>
        </text:list-item>
        <text:list-item>
          <text:p text:style-name="P45">Tape In</text:p>
        </text:list-item>
        <text:list-item>
          <text:p text:style-name="P46"><text:span text:style-name="T47">Record</text:span></text:p>
        </text:list-item>
        <text:list-item>
          <text:p text:style-name="P48">Stop/Eject</text:p>
        </text:list-item>
        <text:list-item>
          <text:p text:style-name="P49">Operate</text:p>
        </text:list-item>
      </text:list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MS Mincho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33in" text:min-label-width="0.25in" text:list-level-position-and-space-mode="label-alignment">
          <style:list-level-label-alignment text:label-followed-by="listtab" fo:margin-left="2.2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33in" text:min-label-width="0.25in" text:list-level-position-and-space-mode="label-alignment">
          <style:list-level-label-alignment text:label-followed-by="listtab" fo:margin-left="3.7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33in" text:min-label-width="0.25in" text:list-level-position-and-space-mode="label-alignment">
          <style:list-level-label-alignment text:label-followed-by="listtab" fo:margin-left="5.233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</meta:initial-creator>
    <dc:creator>Alex</dc:creator>
    <meta:creation-date>2017-01-24T17:39:00Z</meta:creation-date>
    <dc:date>2017-01-24T17:39:00Z</dc:date>
    <meta:template xlink:href="Normal.dotm" xlink:type="simple"/>
    <meta:editing-cycles>2</meta:editing-cycles>
    <meta:editing-duration>PT0S</meta:editing-duration>
    <meta:document-statistic meta:page-count="2" meta:paragraph-count="50" meta:word-count="183" meta:character-count="1115" meta:row-count="51" meta:non-whitespace-character-count="982"/>
  </office:meta>
</office:document-meta>
</file>